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style:rel-width="100%" table:align="left" fo:background-color="#d9d9d9">
        <style:background-image/>
      </style:table-properties>
    </style:style>
    <style:style style:name="Tabelle1.A" style:family="table-column">
      <style:table-column-properties style:column-width="8.498cm" style:rel-column-width="32767*"/>
    </style:style>
    <style:style style:name="Tabelle1.A1" style:family="table-cell">
      <style:table-cell-properties fo:padding="0.049cm" fo:border-left="0.035cm solid #808080" fo:border-right="none" fo:border-top="0.035cm solid #808080" fo:border-bottom="0.035cm solid #808080"/>
    </style:style>
    <style:style style:name="Tabelle1.B1" style:family="table-cell">
      <style:table-cell-properties fo:padding="0.049cm" fo:border="0.035cm solid #808080"/>
    </style:style>
    <style:style style:name="Tabelle1.A2" style:family="table-cell">
      <style:table-cell-properties fo:padding="0.049cm" fo:border-left="0.035cm solid #808080" fo:border-right="none" fo:border-top="none" fo:border-bottom="0.035cm solid #808080"/>
    </style:style>
    <style:style style:name="Tabelle1.B2" style:family="table-cell">
      <style:table-cell-properties fo:padding="0.049cm" fo:border-left="0.035cm solid #808080" fo:border-right="0.035cm solid #808080" fo:border-top="none" fo:border-bottom="0.035cm solid #808080"/>
    </style:style>
    <style:style style:name="Tabelle2" style:family="table">
      <style:table-properties style:width="16.999cm" style:rel-width="100%" table:align="left" fo:background-color="#d9d9d9">
        <style:background-image/>
      </style:table-properties>
    </style:style>
    <style:style style:name="Tabelle2.A" style:family="table-column">
      <style:table-column-properties style:column-width="5.666cm" style:rel-column-width="21845*"/>
    </style:style>
    <style:style style:name="Tabelle2.A1" style:family="table-cell">
      <style:table-cell-properties fo:padding="0.049cm" fo:border-left="0.035cm solid #808080" fo:border-right="none" fo:border-top="0.035cm solid #808080" fo:border-bottom="0.035cm solid #808080"/>
    </style:style>
    <style:style style:name="Tabelle2.C1" style:family="table-cell">
      <style:table-cell-properties fo:padding="0.049cm" fo:border="0.035cm solid #808080"/>
    </style:style>
    <style:style style:name="Tabelle2.A2" style:family="table-cell">
      <style:table-cell-properties fo:padding="0.049cm" fo:border-left="0.035cm solid #808080" fo:border-right="none" fo:border-top="none" fo:border-bottom="0.035cm solid #808080"/>
    </style:style>
    <style:style style:name="Tabelle2.C2" style:family="table-cell">
      <style:table-cell-properties fo:padding="0.049cm" fo:border-left="0.035cm solid #808080" fo:border-right="0.035cm solid #808080" fo:border-top="none" fo:border-bottom="0.035cm solid #808080"/>
    </style:style>
    <style:style style:name="Tabelle3" style:family="table">
      <style:table-properties style:width="16.999cm" style:rel-width="100%" table:align="left" fo:background-color="#d9d9d9">
        <style:background-image/>
      </style:table-properties>
    </style:style>
    <style:style style:name="Tabelle3.A" style:family="table-column">
      <style:table-column-properties style:column-width="4.249cm" style:rel-column-width="16383*"/>
    </style:style>
    <style:style style:name="Tabelle3.A1" style:family="table-cell">
      <style:table-cell-properties fo:padding="0.049cm" fo:border-left="0.035cm solid #808080" fo:border-right="none" fo:border-top="0.035cm solid #808080" fo:border-bottom="0.035cm solid #808080"/>
    </style:style>
    <style:style style:name="Tabelle3.D1" style:family="table-cell">
      <style:table-cell-properties fo:padding="0.049cm" fo:border="0.035cm solid #808080"/>
    </style:style>
    <style:style style:name="Tabelle3.A2" style:family="table-cell">
      <style:table-cell-properties fo:padding="0.049cm" fo:border-left="0.035cm solid #808080" fo:border-right="none" fo:border-top="none" fo:border-bottom="0.035cm solid #808080"/>
    </style:style>
    <style:style style:name="Tabelle3.D2" style:family="table-cell">
      <style:table-cell-properties fo:padding="0.049cm" fo:border-left="0.035cm solid #808080" fo:border-right="0.035cm solid #808080" fo:border-top="none" fo:border-bottom="0.035cm solid #808080"/>
    </style:style>
    <style:style style:name="P1" style:family="paragraph" style:parent-style-name="Text_20_body">
      <style:paragraph-properties fo:margin-left="0cm" fo:margin-right="0cm" fo:margin-top="0cm" fo:margin-bottom="0.508cm" fo:text-indent="0cm" style:auto-text-indent="false"/>
    </style:style>
    <style:style style:name="P2" style:family="paragraph" style:parent-style-name="Text_20_body">
      <style:paragraph-properties fo:margin-left="0cm" fo:margin-right="0cm" fo:margin-top="0cm" fo:margin-bottom="0.508cm" fo:text-indent="0cm" style:auto-text-indent="false"/>
      <style:text-properties fo:font-size="12pt" fo:language="en" fo:country="GB" style:text-underline-style="solid" style:text-underline-width="auto" style:text-underline-color="font-color"/>
    </style:style>
    <style:style style:name="P3" style:family="paragraph" style:parent-style-name="Text_20_body">
      <style:paragraph-properties fo:margin-left="0cm" fo:margin-right="0cm" fo:margin-top="0cm" fo:margin-bottom="0.508cm" fo:text-align="justify" style:justify-single-word="false" fo:text-indent="0cm" style:auto-text-indent="false"/>
      <style:text-properties fo:font-size="12pt" fo:language="en" fo:country="GB" style:text-underline-style="solid" style:text-underline-width="auto" style:text-underline-color="font-color" fo:font-weight="bold"/>
    </style:style>
    <style:style style:name="P4" style:family="paragraph" style:parent-style-name="Text_20_body">
      <style:paragraph-properties fo:margin-left="0cm" fo:margin-right="0cm" fo:margin-top="0cm" fo:margin-bottom="0.508cm" fo:text-align="justify" style:justify-single-word="false" fo:text-indent="0cm" style:auto-text-indent="false"/>
      <style:text-properties fo:font-size="12pt" fo:language="en" fo:country="GB"/>
    </style:style>
    <style:style style:name="P5" style:family="paragraph" style:parent-style-name="Text_20_body">
      <style:paragraph-properties fo:margin-left="0cm" fo:margin-right="0cm" fo:margin-top="0cm" fo:margin-bottom="0.508cm" fo:text-indent="0cm" style:auto-text-indent="false"/>
      <style:text-properties fo:font-size="12pt" fo:language="en" fo:country="GB" fo:font-weight="bold"/>
    </style:style>
    <style:style style:name="P6" style:family="paragraph" style:parent-style-name="Text_20_body">
      <style:paragraph-properties fo:margin-left="0cm" fo:margin-right="0cm" fo:margin-top="0cm" fo:margin-bottom="0.508cm" fo:text-align="justify" style:justify-single-word="false" fo:text-indent="0cm" style:auto-text-indent="false"/>
      <style:text-properties fo:font-size="12pt" fo:language="en" fo:country="GB" fo:font-weight="bold"/>
    </style:style>
    <style:style style:name="P7" style:family="paragraph" style:parent-style-name="Text_20_body">
      <style:paragraph-properties fo:margin-left="0cm" fo:margin-right="0cm" fo:margin-top="0cm" fo:margin-bottom="0.508cm" fo:text-align="justify" style:justify-single-word="false" fo:text-indent="0cm" style:auto-text-indent="false"/>
      <style:text-properties fo:font-size="12pt"/>
    </style:style>
    <style:style style:name="P8" style:family="paragraph" style:parent-style-name="Text_20_body">
      <style:paragraph-properties fo:margin-left="0cm" fo:margin-right="0cm" fo:margin-top="0cm" fo:margin-bottom="0.508cm" fo:text-indent="0cm" style:auto-text-indent="false"/>
      <style:text-properties fo:font-size="12pt" fo:font-weight="bold"/>
    </style:style>
    <style:style style:name="P9" style:family="paragraph" style:parent-style-name="Text_20_body">
      <style:paragraph-properties fo:margin-left="0cm" fo:margin-right="0cm" fo:margin-top="0cm" fo:margin-bottom="0.508cm" fo:text-align="justify" style:justify-single-word="false" fo:text-indent="0cm" style:auto-text-indent="false"/>
      <style:text-properties fo:font-size="12pt" fo:font-weight="bold"/>
    </style:style>
    <style:style style:name="P10" style:family="paragraph" style:parent-style-name="Text_20_body">
      <style:paragraph-properties fo:margin-left="0cm" fo:margin-right="0cm" fo:margin-top="0cm" fo:margin-bottom="0.508cm" fo:text-align="justify" style:justify-single-word="false" fo:text-indent="0cm" style:auto-text-indent="false"/>
      <style:text-properties fo:font-size="12pt" fo:background-color="#9900ff"/>
    </style:style>
    <style:style style:name="P11" style:family="paragraph" style:parent-style-name="Text_20_body">
      <style:paragraph-properties fo:margin-left="0cm" fo:margin-right="0cm" fo:margin-top="0cm" fo:margin-bottom="0.508cm" fo:text-indent="0cm" style:auto-text-indent="false"/>
      <style:text-properties style:text-line-through-style="none" style:text-underline-style="none" style:text-blinking="false"/>
    </style:style>
    <style:style style:name="P12" style:family="paragraph" style:parent-style-name="Text_20_body">
      <style:paragraph-properties fo:margin-left="0cm" fo:margin-right="0cm" fo:margin-top="0cm" fo:margin-bottom="0.508cm" fo:text-align="justify" style:justify-single-word="false" fo:text-indent="0cm" style:auto-text-indent="false"/>
      <style:text-properties style:text-line-through-style="none" style:text-underline-style="none" style:text-blinking="false"/>
    </style:style>
    <style:style style:name="P13" style:family="paragraph" style:parent-style-name="Text_20_body">
      <style:paragraph-properties fo:margin-left="0cm" fo:margin-right="0cm" fo:margin-top="0cm" fo:margin-bottom="0.508cm" fo:text-align="justify" style:justify-single-word="false" fo:text-indent="0cm" style:auto-text-indent="false"/>
    </style:style>
    <style:style style:name="P14" style:family="paragraph" style:parent-style-name="Text_20_body">
      <style:paragraph-properties fo:margin-left="0cm" fo:margin-right="0cm" fo:margin-top="0cm" fo:margin-bottom="0.508cm" fo:text-align="justify" style:justify-single-word="false" fo:text-indent="0cm" style:auto-text-indent="false"/>
      <style:text-properties fo:font-size="16pt" fo:language="en" fo:country="GB" style:text-underline-style="solid" style:text-underline-width="auto" style:text-underline-color="font-color" fo:font-weight="bold"/>
    </style:style>
    <style:style style:name="P15" style:family="paragraph" style:parent-style-name="Text_20_body">
      <style:paragraph-properties fo:margin-left="0cm" fo:margin-right="0cm" fo:margin-top="0cm" fo:margin-bottom="0.508cm" fo:text-indent="0cm" style:auto-text-indent="false"/>
      <style:text-properties fo:font-size="14pt" fo:language="en" fo:country="GB" style:text-underline-style="solid" style:text-underline-width="auto" style:text-underline-color="font-color" fo:font-weight="bold"/>
    </style:style>
    <style:style style:name="P16" style:family="paragraph" style:parent-style-name="Text_20_body">
      <style:paragraph-properties fo:margin-left="0cm" fo:margin-right="0cm" fo:margin-top="0cm" fo:margin-bottom="0.508cm" fo:text-align="justify" style:justify-single-word="false" fo:text-indent="0cm" style:auto-text-indent="false"/>
      <style:text-properties fo:font-size="14pt" fo:language="en" fo:country="GB" style:text-underline-style="solid" style:text-underline-width="auto" style:text-underline-color="font-color" fo:font-weight="bold"/>
    </style:style>
    <style:style style:name="P17" style:family="paragraph" style:parent-style-name="Text_20_body">
      <style:paragraph-properties fo:margin-left="0cm" fo:margin-right="0cm" fo:margin-top="0cm" fo:margin-bottom="0.508cm" fo:text-align="justify" style:justify-single-word="false" fo:text-indent="0cm" style:auto-text-indent="false"/>
      <style:text-properties fo:background-color="#ff6600"/>
    </style:style>
    <style:style style:name="P18" style:family="paragraph" style:parent-style-name="Text_20_body">
      <style:paragraph-properties fo:margin-left="0cm" fo:margin-right="0cm" fo:margin-top="0.176cm" fo:margin-bottom="0.508cm" fo:text-indent="0cm" style:auto-text-indent="false"/>
    </style:style>
    <style:style style:name="P19" style:family="paragraph" style:parent-style-name="Text_20_body">
      <style:paragraph-properties fo:margin-left="0cm" fo:margin-right="0cm" fo:margin-top="0.176cm" fo:margin-bottom="0.508cm" fo:text-align="justify" style:justify-single-word="false" fo:text-indent="0cm" style:auto-text-indent="false"/>
    </style:style>
    <style:style style:name="P20" style:family="paragraph" style:parent-style-name="Text_20_body">
      <style:paragraph-properties fo:margin-left="0cm" fo:margin-right="0cm" fo:margin-top="0.176cm" fo:margin-bottom="0.508cm" fo:text-align="justify" style:justify-single-word="false" fo:text-indent="0cm" style:auto-text-indent="false"/>
      <style:text-properties style:font-name="Calibri" fo:language="en" fo:country="GB"/>
    </style:style>
    <style:style style:name="P21" style:family="paragraph" style:parent-style-name="Text_20_body" style:list-style-name="L1">
      <style:paragraph-properties fo:margin-left="0cm" fo:margin-right="0cm" fo:margin-top="0.176cm" fo:margin-bottom="0.508cm" fo:text-align="justify" style:justify-single-word="false" fo:text-indent="0cm" style:auto-text-indent="false"/>
      <style:text-properties style:font-name="Calibri" fo:font-size="16pt" fo:language="en" fo:country="GB" style:text-underline-style="solid" style:text-underline-width="auto" style:text-underline-color="font-color" fo:font-weight="bold"/>
    </style:style>
    <style:style style:name="P22" style:family="paragraph" style:parent-style-name="Table_20_Contents">
      <style:paragraph-properties fo:margin-left="0cm" fo:margin-right="0cm" fo:margin-top="0cm" fo:margin-bottom="0cm" fo:text-indent="0cm" style:auto-text-indent="false" fo:padding="0.049cm" fo:border="0.035cm solid #000000"/>
    </style:style>
    <style:style style:name="P23" style:family="paragraph" style:parent-style-name="Table_20_Contents">
      <style:paragraph-properties fo:margin-left="0cm" fo:margin-right="0cm" fo:margin-top="0cm" fo:margin-bottom="0cm" fo:text-indent="0cm" style:auto-text-indent="false" fo:padding="0.049cm" fo:border="0.035cm solid #000000"/>
      <style:text-properties fo:font-size="12pt"/>
    </style:style>
    <style:style style:name="P24" style:family="paragraph" style:parent-style-name="Table_20_Contents">
      <style:paragraph-properties fo:margin-left="0cm" fo:margin-right="0cm" fo:margin-top="0cm" fo:margin-bottom="0cm" fo:text-indent="0cm" style:auto-text-indent="false" fo:padding="0.049cm" fo:border="0.035cm solid #000000"/>
      <style:text-properties fo:font-size="12pt" fo:font-weight="bold"/>
    </style:style>
    <style:style style:name="P25" style:family="paragraph" style:parent-style-name="Table_20_Contents">
      <style:paragraph-properties fo:margin-left="0cm" fo:margin-right="0cm" fo:margin-top="0cm" fo:margin-bottom="0cm" fo:text-indent="0cm" style:auto-text-indent="false" fo:padding="0.049cm" fo:border="0.035cm solid #000000"/>
      <style:text-properties fo:font-size="12pt" fo:language="en" fo:country="GB"/>
    </style:style>
    <style:style style:name="P26" style:family="paragraph" style:parent-style-name="Table_20_Contents">
      <style:paragraph-properties fo:margin-left="0cm" fo:margin-right="0cm" fo:margin-top="0cm" fo:margin-bottom="0cm" fo:text-indent="0cm" style:auto-text-indent="false" fo:padding="0.049cm" fo:border="0.035cm solid #000000"/>
      <style:text-properties fo:font-size="12pt" fo:language="en" fo:country="GB" fo:font-weight="bold"/>
    </style:style>
    <style:style style:name="T1" style:family="text">
      <style:text-properties fo:font-size="12pt"/>
    </style:style>
    <style:style style:name="T2" style:family="text">
      <style:text-properties fo:font-size="12pt" fo:language="en" fo:country="GB"/>
    </style:style>
    <style:style style:name="T3" style:family="text">
      <style:text-properties fo:font-size="12pt" fo:language="en" fo:country="GB" style:text-underline-style="solid" style:text-underline-width="auto" style:text-underline-color="font-color"/>
    </style:style>
    <style:style style:name="T4" style:family="text">
      <style:text-properties fo:font-size="12pt" fo:language="en" fo:country="GB" style:text-underline-style="solid" style:text-underline-width="auto" style:text-underline-color="font-color" fo:font-weight="bold"/>
    </style:style>
    <style:style style:name="T5" style:family="text">
      <style:text-properties fo:font-size="12pt" fo:language="en" fo:country="GB" fo:background-color="#ffffff"/>
    </style:style>
    <style:style style:name="T6" style:family="text">
      <style:text-properties fo:font-size="12pt" fo:language="en" fo:country="GB" fo:font-style="italic"/>
    </style:style>
    <style:style style:name="T7" style:family="text">
      <style:text-properties fo:font-size="12pt" fo:language="en" fo:country="GB" fo:font-style="italic" fo:background-color="#ff6600"/>
    </style:style>
    <style:style style:name="T8" style:family="text">
      <style:text-properties fo:font-size="12pt" fo:language="en" fo:country="GB" fo:background-color="#ffcc00"/>
    </style:style>
    <style:style style:name="T9" style:family="text">
      <style:text-properties fo:font-size="12pt" fo:language="en" fo:country="GB" fo:background-color="#ff6600"/>
    </style:style>
    <style:style style:name="T10" style:family="text">
      <style:text-properties fo:font-size="12pt" fo:language="en" fo:country="GB" fo:background-color="#ff3333"/>
    </style:style>
    <style:style style:name="T11" style:family="text">
      <style:text-properties fo:font-size="12pt" fo:language="en" fo:country="GB" fo:font-weight="bold"/>
    </style:style>
    <style:style style:name="T12" style:family="text">
      <style:text-properties fo:font-size="12pt" fo:font-style="italic" fo:background-color="#ff6600"/>
    </style:style>
    <style:style style:name="T13" style:family="text">
      <style:text-properties fo:font-size="12pt" fo:background-color="#ffcc00"/>
    </style:style>
    <style:style style:name="T14" style:family="text">
      <style:text-properties fo:font-size="12pt" fo:font-weight="bold"/>
    </style:style>
    <style:style style:name="T15" style:family="text">
      <style:text-properties style:text-underline-style="solid" style:text-underline-width="auto" style:text-underline-color="font-color"/>
    </style:style>
    <style:style style:name="T16" style:family="text">
      <style:text-properties style:font-name="Calibri" fo:language="en" fo:country="GB"/>
    </style:style>
    <style:style style:name="T17" style:family="text">
      <style:text-properties style:font-name="Calibri" fo:language="en" fo:country="GB" fo:font-style="italic"/>
    </style:style>
    <style:style style:name="T18" style:family="text">
      <style:text-properties style:font-name="Calibri" fo:font-size="14pt" fo:language="en" fo:country="GB" style:text-underline-style="solid" style:text-underline-width="auto" style:text-underline-color="font-color" fo:font-weight="bold"/>
    </style:style>
    <style:style style:name="T19" style:family="text">
      <style:text-properties fo:font-variant="small-caps"/>
    </style:style>
    <style:style style:name="T20" style:family="text">
      <style:text-properties fo:font-variant="small-caps" fo:color="#000000" style:font-name="Calibri" fo:language="en" fo:country="GB"/>
    </style:style>
    <style:style style:name="T21" style:family="text">
      <style:text-properties fo:font-variant="small-caps" style:font-name="Calibri" fo:language="en" fo:country="GB"/>
    </style:style>
    <style:style style:name="T22" style:family="text">
      <style:text-properties fo:font-variant="small-caps" style:font-name="Calibri" fo:language="en" fo:country="GB" fo:background-color="#ffffff"/>
    </style:style>
    <style:style style:name="T23" style:family="text">
      <style:text-properties fo:font-variant="small-caps" style:font-name="Calibri" fo:language="en" fo:country="US" fo:background-color="#ffffff"/>
    </style:style>
    <style:style style:name="T24" style:family="text">
      <style:text-properties fo:font-variant="small-caps" fo:background-color="#ffffff"/>
    </style:style>
    <style:style style:name="T25" style:family="text">
      <style:text-properties fo:font-variant="small-caps" fo:font-size="12pt" fo:language="en" fo:country="GB"/>
    </style:style>
    <style:style style:name="T26" style:family="text">
      <style:text-properties fo:font-variant="small-caps" fo:font-size="12pt" fo:language="en" fo:country="GB" fo:background-color="#ffffff"/>
    </style:style>
    <style:style style:name="T27" style:family="text">
      <style:text-properties fo:font-variant="small-caps" fo:font-size="12pt" fo:language="en" fo:country="US"/>
    </style:style>
    <style:style style:name="T28" style:family="text">
      <style:text-properties fo:font-style="italic"/>
    </style:style>
    <style:style style:name="T29" style:family="text">
      <style:text-properties fo:font-style="italic" fo:background-color="#ffff00"/>
    </style:style>
    <style:style style:name="T30" style:family="text">
      <style:text-properties fo:font-style="italic" fo:background-color="#ff6600"/>
    </style:style>
    <style:style style:name="T31" style:family="text">
      <style:text-properties fo:font-size="14pt" fo:language="en" fo:country="GB" style:text-underline-style="solid" style:text-underline-width="auto" style:text-underline-color="font-color" fo:font-weight="bold"/>
    </style:style>
    <style:style style:name="T32" style:family="text">
      <style:text-properties fo:color="#5b5b5b" fo:font-size="12pt" fo:language="en" fo:country="GB" fo:background-color="#ffffff"/>
    </style:style>
    <style:style style:name="T33" style:family="text">
      <style:text-properties fo:background-color="#ffff00"/>
    </style:style>
    <style:style style:name="T34" style:family="text">
      <style:text-properties fo:font-variant="normal" fo:text-transform="none"/>
    </style:style>
    <style:style style:name="T35" style:family="text">
      <style:text-properties fo:font-variant="normal" fo:text-transform="none" fo:font-size="12pt" fo:language="en" fo:country="GB" fo:font-style="normal"/>
    </style:style>
    <style:style style:name="T36" style:family="text">
      <style:text-properties fo:font-variant="normal" fo:text-transform="none" style:font-name="Calibri" fo:font-size="12pt" fo:language="en" fo:country="GB" fo:font-style="normal"/>
    </style:style>
    <style:style style:name="T37" style:family="text">
      <style:text-properties fo:font-variant="normal" fo:text-transform="none" style:font-name="Calibri" fo:font-size="12pt" fo:font-style="normal"/>
    </style:style>
    <style:style style:name="T38" style:family="text">
      <style:text-properties fo:background-color="#ffcc00"/>
    </style:style>
    <style:style style:name="T39" style:family="text">
      <style:text-properties fo:background-color="#ff99ff"/>
    </style:style>
    <style:style style:name="T40" style:family="text">
      <style:text-properties fo:background-color="#ff3333"/>
    </style:style>
    <style:style style:name="T41" style:family="text">
      <style:text-properties fo:background-color="#ff66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bstract</text:p>
      <text:p text:style-name="P12"> </text:p>
      <text:p text:style-name="P12"> </text:p>
      <text:p text:style-name="P12"> </text:p>
      <text:p text:style-name="P12"> </text:p>
      <text:p text:style-name="P12"> </text:p>
      <text:p text:style-name="P12"> </text:p>
      <text:p text:style-name="P12"> </text:p>
      <text:p text:style-name="P12"> </text:p>
      <text:p text:style-name="P12"> </text:p>
      <text:p text:style-name="P12"> </text:p>
      <text:p text:style-name="P12"> </text:p>
      <text:p text:style-name="P12"> </text:p>
      <text:p text:style-name="P12"> </text:p>
      <text:p text:style-name="P13"><text:span text:style-name="T4">Keywords:</text:span> <text:span text:style-name="T2">Bryophytes, Nested plot design, substrate dependency, distribution patterns </text:span></text:p>
      <text:p text:style-name="P12"> </text:p>
      <text:p text:style-name="P12"> </text:p>
      <text:p text:style-name="P12"> </text:p>
      <text:p text:style-name="P12"> </text:p>
      <text:p text:style-name="P12"> </text:p>
      <text:p text:style-name="P12"> </text:p>
      <text:p text:style-name="P12"> </text:p>
      <text:p text:style-name="P12"> </text:p>
      <text:p text:style-name="P12"> </text:p>
      <text:p text:style-name="P12"/>
      <text:p text:style-name="P12"/>
      <text:p text:style-name="P14"><text:soft-page-break/>1. INTRODUCTION</text:p>
      <text:p text:style-name="P19"><text:span text:style-name="T16">Bryophytes are the second biggest species group within the plant kingdom behind the much larger angiosperms (</text:span><text:span text:style-name="T21">Crosby et. al.  1999, </text:span><text:span text:style-name="T20">Frahm &amp; Frey 1992</text:span><text:span text:style-name="T16">). There are approximately 25,000 species taxonomically divided into hornworths (</text:span><text:span text:style-name="T17">Anthocerotopsida</text:span><text:span text:style-name="T16">),</text:span> <text:span text:style-name="T16">two classes of the liverworts (</text:span><text:span text:style-name="T17">Marchantiopsida, Jungermanniopsida</text:span><text:span text:style-name="T16">) and the mosses (</text:span><text:span text:style-name="T17">Bryopsida</text:span><text:span text:style-name="T16">) (</text:span><text:span text:style-name="T21">Zechmeister,</text:span><text:span text:style-name="T24"> </text:span><text:span text:style-name="T23">Grodzinska &amp; Szarek Lukaszewska</text:span><text:span text:style-name="T19"> </text:span><text:span text:style-name="T21">2003</text:span><text:span text:style-name="T16">). Unlike many other plants bryophytes can reproduce both sexually and vegetative (</text:span><text:span text:style-name="T21">Frey &amp; Kürschner 2011, Mishler 1985)</text:span><text:span text:style-name="T16">. Recent researches suggest that mosses play an important role as an omnipresent component in plant communities worldwide and strongly influence the water, nutrient and carbon cycle of their habitat (</text:span><text:span text:style-name="T21">Turetsky et. al. 2012, Gerson 1969,</text:span><text:span text:style-name="T16"> (</text:span><text:span text:style-name="T21">Gignac 2001)</text:span><text:span text:style-name="T16">. Their role as the simplest terrestrial plant puts them in the spotlight of research which tries to draw back the lines of plant-evolution from aquatic to terrestrial habitats (</text:span><text:span text:style-name="T21">Cove, Knight &amp; Lamparter 1997)</text:span><text:span text:style-name="T16">. Bryophytes lately interested researchers for many applications: Mosses were successfully used as accumulation indicators for pollutants like trace metals, heavy metals, radionucleides and for toxic organic compounds (</text:span><text:span text:style-name="T21">Giordano et. Al. 2005, Harmens et. al.2010, Nentwig et. Al. 2009, Zechmeister,</text:span><text:span text:style-name="T22"> Grodzinska &amp; Szarek Lukaszewska</text:span><text:span text:style-name="T21"> 2003).</text:span><text:span text:style-name="T16"> Forest integrity research puts much effort in research because the irreplaceable and vulnerable role of mosses in healthy forest habitats is endangered by actual forest management practices (</text:span><text:span text:style-name="T21">Fenton 2005, Frego 2007, Mezaka, Brūmelis &amp; Piterāns 2012, Peck 2006)</text:span><text:span text:style-name="T16">. And their vulnerability to abiotic environmental stress makes them a promising indicator species for global change research (</text:span><text:span text:style-name="T21">During 1979, Gignac 2001, Ogwu 2019).</text:span><text:span text:style-name="T16"> Even their antifungal and antifeedant contents find use in the cosmetic industry (</text:span><text:span text:style-name="T21">Frahm 2004</text:span><text:span text:style-name="T16">). Because of their small size compared to other plants, bryophytes never truly stood in the focus of nature preservation measures (</text:span><text:span text:style-name="T21">Drehwald 2013, </text:span><text:span text:style-name="T16">(</text:span><text:span text:style-name="T21">Furness &amp; Grime 1982). </text:span><text:span text:style-name="T16">“The progress in moss taxonomy is years behind that in vascular plants [...] the field is still in the exploratory, floristic stage of development, and many of the commonest species are very poorly understood taxonomically, floristically, and ecologically [...] while a large part of the southern hemisphere still remains undiscovered.” (</text:span><text:span text:style-name="T21">Anderson 1963</text:span><text:span text:style-name="T16">). Even in the twenty first century there are huge distribution gaps of common species (based on missing Data) in Germany which represents the one of the most studied countries in bryophyte research (</text:span><text:span text:style-name="T22">Meinunger &amp; Schröder 2007)</text:span><text:span text:style-name="T16">. Mosses were just recently added to the red list of endangered species which hopefully leads to more research measures to enhance the knowledge about their role in diverse ecosystems</text:span><text:span text:style-name="T21"> (Drehwald 2013)</text:span><text:span text:style-name="T16">.  </text:span></text:p>
      <text:p text:style-name="P20">The goal of this work is to map the mosses in the Marburg Open Forest (MOF) near Cölbe (Hesse, Germany) to investigate moss distribution patterns along different substrates. We hope to find relationships between the occurrence and abundance of moss species in different habitats and growing on different substrates. We investigate if there are any species that occur exclusively on a certain tree species or on certain substrates (epiphytic, soil, deadwood) and which relations could be derived from these patterns. We chose a nested plot design in which a mainplot contains many subplots. We hope to increase the accuracy of species richness by this plot design (<text:span text:style-name="T19">Ilić, Igić, Ćuk &amp; Vukov 2018</text:span>). Epiphytic mosses were recorded on a variety of tree species and in three levels (one to three meters above the tree-root). Also the moss distribution on dead wood and soil was recorded. We assume that there are similar moss species in the same habitats (e.g. Beech, Spruce, Oak) and tree species. Also we hope to find relationships between the occurrence of moss species and the corresponding substrate it is growing on (e.g. soil, deadwood, epiphytic). </text:p>
      <text:p text:style-name="P20"/>
      <text:list xml:id="list7832680069526159881" text:style-name="L1">
        <text:list-item>
          <text:p text:style-name="P21"><text:soft-page-break/>Data and Methods</text:p>
        </text:list-item>
      </text:list>
      <text:p text:style-name="P19">       <text:span text:style-name="T18">2.1 Study area</text:span></text:p>
      <text:p text:style-name="P13"><text:span text:style-name="T2">The research was performed from May to Juli 2019 in the Marburg Open Forest (MOF) near the small town Caldern which is a part of the administrative district of Marburg (Hessen, Germany). Geologically the area is dominated by limestone, greywacke, shales and conglomerate stone (</text:span><text:span text:style-name="T25">Hessisches Landesamt für Umwelt und Geologie 2007</text:span><text:span text:style-name="T2">). It </text:span><text:span text:style-name="T5">is part of the geologic constellation “Rheinisches Schiefergebirge”</text:span><text:span text:style-name="T32"> </text:span><text:span text:style-name="T5">and the soil composition in this area is described as solifluidal sediments and brown earth (</text:span><text:span text:style-name="T26">Bodenviewer 2020</text:span><text:span text:style-name="T5">). </text:span><text:span text:style-name="T2">The highest elevation is the Hungert with 412 meters above sea level (</text:span><text:span text:style-name="T25">Opentopomap 2020</text:span><text:span text:style-name="T2">). It represents a typical central European temperate forest and includes departments with mainly </text:span><text:span text:style-name="T6">Fagus sylvatica </text:span><text:span text:style-name="T2">, </text:span><text:span text:style-name="T6">Quercus petrea cf </text:span><text:span text:style-name="T2">, </text:span><text:span text:style-name="T6">Picea abies, Pseudotsuga menziesii, a</text:span><text:span text:style-name="T2"> single small department with </text:span><text:span text:style-name="T6">Larix decidua</text:span><text:span text:style-name="T2"> and some clearings, meadows and an abandoned quarry. Additionally there are some tiny creeks which don’t carry water permanently. The </text:span><text:span text:style-name="T6">Quercus petrea</text:span><text:span text:style-name="T2"> departments include a mix of </text:span><text:span text:style-name="T6">Quercus petrea </text:span><text:span text:style-name="T2">and </text:span><text:span text:style-name="T6">Fagus sylvatica</text:span><text:span text:style-name="T2"> and as typical for economically used forest the departments can include small amounts of other tree species. For our study we focus on the departments of the four main tree species </text:span><text:span text:style-name="T6">Fagus sylvatica , Quercus petrea cf , Picea abies</text:span><text:span text:style-name="T2"> and </text:span><text:span text:style-name="T6">Pseudotsuga menziesii</text:span><text:span text:style-name="T2"> along with the </text:span><text:span text:style-name="T6">Larix decidua</text:span><text:span text:style-name="T2"> department and a clearing (</text:span><text:span text:style-name="T3">Fig. 1</text:span><text:span text:style-name="T2">). We didn’t collect data for the quarry or the creeks. The departments north of the primary road are classified as natural reserves where it is restricted to enter and collect plant samples. </text:span></text:p>
      <text:p text:style-name="P13"><draw:frame draw:style-name="fr1" draw:name="Grafik1" text:anchor-type="as-char" svg:width="16.14cm" svg:height="11.456cm" draw:z-index="0"><draw:image xlink:href="../../../../../C:%5CUsers%5CANONYM~1%5CAppData%5CLocal%5CTemp%5Cmsohtmlclip1%5C01%5Cclip_image002.gif" xlink:type="simple" xlink:show="embed" xlink:actuate="onLoad"/><svg:title>example_design2.png</svg:title></draw:frame></text:p>
      <text:p text:style-name="P1"><text:span text:style-name="T3">Fig. 1:</text:span> <text:span text:style-name="T2">Study site with vegetation departments and main plot positions</text:span></text:p>
      <text:p text:style-name="P15"/>
      <text:p text:style-name="P15"><text:soft-page-break/>2.2 Field Methods</text:p>
      <text:p text:style-name="P4">For our study and regarding to our hypothesis we will perform a moss vegetation survey after BRAUN-BLANQUET (1928) and use a nested plot design to collect data for different substrates via multiple subplots per main plot. Due to the different sizes of the departments and the goal to collect representative data we calculate the amount of plot per tree species as followed. For the angiosperm species we sampled on three plots in <text:span text:style-name="T28">Fagus sylvatica </text:span>departments. <text:span text:style-name="T33">Five plots in </text:span><text:span text:style-name="T29">Quercus petrea cf. </text:span><text:span text:style-name="T33">departments because there occur </text:span><text:span text:style-name="T29">Fagus sylvatica</text:span><text:span text:style-name="T33"> too</text:span>. For the gymnosperm species we sampled on one plot for <text:span text:style-name="T28">Larix decidua</text:span> because there is only one department in the study area. For <text:span text:style-name="T28">Pseudotsuga menziesii</text:span> we sampled on four plots along with four plots for P<text:span text:style-name="T28">icea abies</text:span> to get equal amounts of plots for each tree species. Further we sampled on a clearing to get data to compare to the forest plots.</text:p>
      <text:p text:style-name="P13"><text:span text:style-name="T2">For the planned amount of plots per forest department we searched for most representative positions (</text:span><text:span text:style-name="T25">Dierschke 1994</text:span><text:span text:style-name="T2">) within the departments and used a nested plot design to collect data regarding to our hypothesis. The nested plot design was chosen to improve the accuracy and reliability of moss occurrence and richness (</text:span><text:span text:style-name="T27">Stohlgren, Falkner &amp; Schell 1995)</text:span><text:span text:style-name="T2">. The typical “Whittaker plot” (</text:span><text:span text:style-name="T27">Shmida 1984</text:span><text:span text:style-name="T2">) used multiple spatial scales (1m², 10m², 100m² subplots within a  1000m² main plot) to collect species richness data. But this scale is too big for our approach to sample mosses so we modified it into a 10m x 10m main plot in which we aligned all substrates (soil, deadwood, epiphyte) as subplots within. Therefore a “main plot” was set up on a representative position within the department and a 5 meter radius was set. This area of ca 80 m² is nearly equal to a 10x10 meter squared plot and typically used for forest vegetations plots (</text:span><text:span text:style-name="T25">Dierschke</text:span><text:span text:style-name="T2"> 1994). First we estimated the coverage for the main plot area for the tree, scrub and herb-layers as well as taking the coordinates. Then we set up the “subplots” for the different substrates to identify the moos species occurring on it. This improves the subjectivity of the vegetation survey as well as delivering data about the distribution of moos species within a main plot. For substrates we choose soil, deadwood and epiphyte because we expected to find those substrates in most plots. For every subplot the species were identified and the coverage was estimated based on the Braun Blanquet scale (</text:span><text:span text:style-name="T25">Braun-Blanquet 1928</text:span><text:span text:style-name="T2">) while the frequency distribution is based on the subplot type and not in relation to the main plot.</text:span></text:p>
      <text:p text:style-name="P13"><text:span text:style-name="T2"/></text:p>
      <text:p text:style-name="P13"> <text:span text:style-name="T31">2.3 Plot and sampling design</text:span></text:p>
      <text:p text:style-name="P6">2.3.1 Soil </text:p>
      <text:p text:style-name="P4">For the soil subplots we identified all moss species occurring on bare soil. Typically this substrate contains small elevations which are free from vegetation due to the exposition to the wind and missing sunlight. The coverage is estimates in relation to the whole main plots area to prevent high cover values if there is only a small area of soil related to the main plot area. Further this allows comparing high coverage values on vegetation free areas like clearings or meadows with plots where only small areas are free of vegetation. <text:span text:style-name="T33">On the other hand there could be a high amount of low coverage values for plots in the forest.</text:span></text:p>
      <text:p text:style-name="P6">2.3.2 Deadwood</text:p>
      <text:p text:style-name="P4">Like for soil we identified all moos species occurring on deadwood but estimated the coverage in relation to the accumulated area of deadwood in the main plot area instead to the whole main plot area. Here we expected deadwood occurring relatively common on the main plots unlike the soil subplots. We focused our interest on the comparability of the species within a plot instead of the <text:soft-page-break/>plots among themselves.</text:p>
      <text:p text:style-name="P6">2.3.3 Epiphyte</text:p>
      <text:p text:style-name="P4">For the epiphyte subplots we first identified the tree species within the main plot. For every tree species we set up an epiphyte subplot to later compare the epiphytic moos species by tree species. Therefore we identified the moos species and estimate the coverage by the mean on all trees of the same species with the main plot. If there are more than only a few trees we chose representative trees as a sample for the area. Further we divided the plots into elevation levels to later test our hypothesis about the elevation dependent occurrence of moos species by tree class (<text:span text:style-name="T15">Tab.1</text:span>). </text:p>
      <text:p text:style-name="P1"> </text:p>
      <table:table table:name="Tabelle1" table:style-name="Tabelle1">
        <table:table-column table:style-name="Tabelle1.A" table:number-columns-repeated="2"/>
        <table:table-row>
          <table:table-cell table:style-name="Tabelle1.A1" office:value-type="string">
            <text:p text:style-name="P24">Level</text:p>
          </table:table-cell>
          <table:table-cell table:style-name="Tabelle1.B1" office:value-type="string">
            <text:p text:style-name="P24">Elevation</text:p>
          </table:table-cell>
        </table:table-row>
        <table:table-row>
          <table:table-cell table:style-name="Tabelle1.A2" office:value-type="string">
            <text:p text:style-name="P23">1</text:p>
          </table:table-cell>
          <table:table-cell table:style-name="Tabelle1.B2" office:value-type="string">
            <text:p text:style-name="P23">Ground up to 1 meter</text:p>
          </table:table-cell>
        </table:table-row>
        <table:table-row>
          <table:table-cell table:style-name="Tabelle1.A2" office:value-type="string">
            <text:p text:style-name="P23">2</text:p>
          </table:table-cell>
          <table:table-cell table:style-name="Tabelle1.B2" office:value-type="string">
            <text:p text:style-name="P23">1 meter up to 2 meters</text:p>
          </table:table-cell>
        </table:table-row>
        <table:table-row>
          <table:table-cell table:style-name="Tabelle1.A2" office:value-type="string">
            <text:p text:style-name="P23">3</text:p>
          </table:table-cell>
          <table:table-cell table:style-name="Tabelle1.B2" office:value-type="string">
            <text:p text:style-name="P23">Above 2 meters</text:p>
          </table:table-cell>
        </table:table-row>
      </table:table>
      <text:p text:style-name="P1"><text:span text:style-name="T3">Tab. 1:</text:span> <text:span text:style-name="T2">Epiphytic subplot levels</text:span></text:p>
      <text:p text:style-name="P4">This sampling design can result in single species occurring multiple times on a main plot with different coverage which has to be handled in data pre-processing. If any type of substrate is missing on a main plot we don’t generate it instead of setting zeros values due to multivariate statistical approaches like ordination cannot handle zeros.</text:p>
      <text:p text:style-name="P13"> </text:p>
      <text:p text:style-name="P16">2.4 Species identification</text:p>
      <text:p text:style-name="P4">In general moos species can be more difficult to identify than other plants. Species which we could not identify in the field were collected and identified later. It is possible that some species where not found in the field but later found within a sample. In this case we could not estimate the coverage afterwards.<text:bookmark text:name="tw-target-text"/> Further some moss species can be difficult to distinguish. For example the <text:span text:style-name="T28">Metzgeria species</text:span> or <text:span text:style-name="T28">Orthodicranum montanum</text:span> and <text:span text:style-name="T28">affine were hard to keep apart. </text:span>Therefore we avoided to artificially generate more different species due to unsure identification. <text:span text:style-name="T33">For example if we estimate most </text:span><text:span text:style-name="T29">Orthodicranum</text:span><text:span text:style-name="T33"> species to be </text:span><text:span text:style-name="T29">montanum</text:span><text:span text:style-name="T33"> we will avoid to identify a single sample as affine if we are not very sure.</text:span> It is possible that we found more or less species due to those identification issues.</text:p>
      <text:p text:style-name="P12"> </text:p>
      <text:p text:style-name="P14">3. Data preparation and analysis</text:p>
      <text:p text:style-name="P16">3.1 Data pre-processing</text:p>
      <text:p text:style-name="P4">At First the collected data was digitalized in a single table. Additionally a second table was digitalized containing the information for the main plot like the coordinates and the environmental parameters of tree,- scrub,- and herb-layer coverage. <text:span text:style-name="T33">For further analysis the main species table was edited to ensure there were no missing data.</text:span> It is possible that the cover for a species is missing when it was found within a moos sample and not collected on the plot elsewhere. To avoid an <text:soft-page-break/>information loss this species all get the same value for cover instead of deleting the species. Assuming that with higher coverage’s the species would be collected elsewhere on the plot and to reduce a possible manipulation we assign an “r” to those species. Any moos species with missing name entry will be deleted if we were not able to reproduce the information. </text:p>
      <text:p text:style-name="P4">To allow mathematical operations and perform multi-variant statistical methods the Braun-Blanquet scale for the coverage is translated into numeric values. We assigned the mean value in percent from the Braun-Blanquet scale as the numeric mean value (<text:span text:style-name="T15">Tab. 2</text:span>).</text:p>
      <text:p text:style-name="P1"> </text:p>
      <table:table table:name="Tabelle2" table:style-name="Tabelle2">
        <table:table-column table:style-name="Tabelle2.A" table:number-columns-repeated="3"/>
        <table:table-row>
          <table:table-cell table:style-name="Tabelle2.A1" office:value-type="string">
            <text:p text:style-name="P24">Braun-Blanquet scale</text:p>
          </table:table-cell>
          <table:table-cell table:style-name="Tabelle2.A1" office:value-type="string">
            <text:p text:style-name="P24">Cover in percent</text:p>
          </table:table-cell>
          <table:table-cell table:style-name="Tabelle2.C1" office:value-type="string">
            <text:p text:style-name="P24">Numeric mean conversion</text:p>
          </table:table-cell>
        </table:table-row>
        <table:table-row>
          <table:table-cell table:style-name="Tabelle2.A2" office:value-type="string">
            <text:p text:style-name="P24">r</text:p>
          </table:table-cell>
          <table:table-cell table:style-name="Tabelle2.A2" office:value-type="string">
            <text:p text:style-name="P23">Far less than 1 %</text:p>
          </table:table-cell>
          <table:table-cell table:style-name="Tabelle2.C2" office:value-type="string">
            <text:p text:style-name="P23">0,1</text:p>
          </table:table-cell>
        </table:table-row>
        <table:table-row>
          <table:table-cell table:style-name="Tabelle2.A2" office:value-type="string">
            <text:p text:style-name="P24">+</text:p>
          </table:table-cell>
          <table:table-cell table:style-name="Tabelle2.A2" office:value-type="string">
            <text:p text:style-name="P23">Less than 1%</text:p>
          </table:table-cell>
          <table:table-cell table:style-name="Tabelle2.C2" office:value-type="string">
            <text:p text:style-name="P23">0,5</text:p>
          </table:table-cell>
        </table:table-row>
        <table:table-row>
          <table:table-cell table:style-name="Tabelle2.A2" office:value-type="string">
            <text:p text:style-name="P24">1</text:p>
          </table:table-cell>
          <table:table-cell table:style-name="Tabelle2.A2" office:value-type="string">
            <text:p text:style-name="P23">Less than 5%</text:p>
          </table:table-cell>
          <table:table-cell table:style-name="Tabelle2.C2" office:value-type="string">
            <text:p text:style-name="P23">2,5</text:p>
          </table:table-cell>
        </table:table-row>
        <table:table-row>
          <table:table-cell table:style-name="Tabelle2.A2" office:value-type="string">
            <text:p text:style-name="P24">2</text:p>
          </table:table-cell>
          <table:table-cell table:style-name="Tabelle2.A2" office:value-type="string">
            <text:p text:style-name="P23">5-25 %</text:p>
          </table:table-cell>
          <table:table-cell table:style-name="Tabelle2.C2" office:value-type="string">
            <text:p text:style-name="P23">15</text:p>
          </table:table-cell>
        </table:table-row>
        <table:table-row>
          <table:table-cell table:style-name="Tabelle2.A2" office:value-type="string">
            <text:p text:style-name="P24">3</text:p>
          </table:table-cell>
          <table:table-cell table:style-name="Tabelle2.A2" office:value-type="string">
            <text:p text:style-name="P23">25-50 %</text:p>
          </table:table-cell>
          <table:table-cell table:style-name="Tabelle2.C2" office:value-type="string">
            <text:p text:style-name="P23">37,5</text:p>
          </table:table-cell>
        </table:table-row>
        <table:table-row>
          <table:table-cell table:style-name="Tabelle2.A2" office:value-type="string">
            <text:p text:style-name="P24">4</text:p>
          </table:table-cell>
          <table:table-cell table:style-name="Tabelle2.A2" office:value-type="string">
            <text:p text:style-name="P23">50-75 %</text:p>
          </table:table-cell>
          <table:table-cell table:style-name="Tabelle2.C2" office:value-type="string">
            <text:p text:style-name="P23">62,5</text:p>
          </table:table-cell>
        </table:table-row>
        <table:table-row>
          <table:table-cell table:style-name="Tabelle2.A2" office:value-type="string">
            <text:p text:style-name="P24">5</text:p>
          </table:table-cell>
          <table:table-cell table:style-name="Tabelle2.A2" office:value-type="string">
            <text:p text:style-name="P23">75-100 %</text:p>
          </table:table-cell>
          <table:table-cell table:style-name="Tabelle2.C2" office:value-type="string">
            <text:p text:style-name="P23">87,5</text:p>
          </table:table-cell>
        </table:table-row>
      </table:table>
      <text:p text:style-name="P1"><text:span text:style-name="T3">Tab. 2:</text:span> <text:span text:style-name="T2">Braun-Blanquet scale numeric conversion</text:span></text:p>
      <text:p text:style-name="P11"> </text:p>
      <text:p text:style-name="P4">Due to our sampling design a moos species can occur multiple times within a main plot on different subplots and on several elevation levels on different tree species. To investigate the differences between the main plots we need to accumulate the coverage for species occurring on multiple subplots. Therefore we used the pivot format table to calculate the mean coverage values to get a new dataset with the species on the main plots independent of the substrate they occur on. To analyze the different substrates by main plot position we further generated datasets for the three substrates (soil, deadwood and epiphyte). To further investigate similarities of the substrate subplots we computed a dataset which includes all subplots.</text:p>
      <text:p text:style-name="P12"> </text:p>
      <text:p text:style-name="P16">3.2 Data analysis</text:p>
      <text:p text:style-name="P6">3.2.1 Species richness and total coverage</text:p>
      <text:p text:style-name="P4">First we generated a species table with all moos species occurring in the study area with information about their occurrence on the different plots. Than we calculated the species richness and total coverage for every species for the main and subplots to get an overview of the distribution of moss species in the study area. For the total coverage we used the sum of numeric values from every subplot. This grants to compare the dominance of species within a plot but the values should not be compared to other plots. The species richness is the amount of unique species occurring on the plot. </text:p>
      <text:p text:style-name="P13"><text:span text:style-name="T35">Further to examine the distribution of the species we identified which species occur only on one of the different substrates to see if there are any relationships between the substrates. To examine the </text:span><text:soft-page-break/><text:span text:style-name="T35">distribution of species on the substrates we identified those species only occurring on a single substrate to see if we find typical (indicator) species for the substrates. If those typical species are missing because they occur on more than one substrate we generated two lists with terrestrial species by combining the species occurring on deadwood and soil and test which species occur on epiphyte. The</text:span><text:span text:style-name="T34"> </text:span><text:span text:style-name="T35">same procedure is performed for epiphytic species by combining epiphyte and deadwood species and check which don’t occur</text:span><text:span text:style-name="T34"> </text:span><text:span text:style-name="T35">on soil.</text:span></text:p>
      <text:p text:style-name="P13"> </text:p>
      <text:p text:style-name="P6">3.2.2 Ordination and cluster analysis</text:p>
      <text:p text:style-name="P13"><text:span text:style-name="Emphasis"><text:span text:style-name="T36">To investigate our hypothesis that the differences in moos compositions depends on the forest departments we used the multi-variant statistical method of ordination and cluster analysis. </text:span></text:span></text:p>
      <text:p text:style-name="P13"><text:span text:style-name="Emphasis"><text:span text:style-name="T37">We used</text:span></text:span></text:p>
      <text:p text:style-name="P13"><text:span text:style-name="Emphasis"><text:span text:style-name="T37">vegan paket zitieren hierarchic clustering (HC) and K-means clustering (KM). To further visualize the distances of the Objects the function computes a non-metric multi-dimensional scaling (nmds) and detrended correspondence analysis (dca) ordination. We estimate that the three classes are sorted in the three clusters due to similarities of the extracted values. To check the quality of th </text:span></text:span></text:p>
      <text:p text:style-name="P13"> </text:p>
      <text:p text:style-name="P13">“<text:span text:style-name="T2">cor tests environmental parameter”</text:span></text:p>
      <text:p text:style-name="P4">The main plots have different coverage values for the tree, scrub and herb layers. To investigate if there are any correlations with the richness and total coverage of the plots we use <text:span text:style-name="T33">“cor.tests”.</text:span> We tested each total coverage and species richness versus the coverage of tree, scrub and herb layers as well as versus the tree species and the tree class (angiosperm and gymnosperm).</text:p>
      <text:p text:style-name="P13"> </text:p>
      <text:p text:style-name="P13">“<text:span text:style-name="T2">methods cor test”</text:span></text:p>
      <text:p text:style-name="P13"><text:span text:style-name="T2">At least to test our hypothesis that the elevation distribution of epiphytic moos species depends on the tree species we analyzed the correlation between the maximum level species occurs and the tree species it was collected on. Therefore we use our collected data for the epiphyte subplots with information about the maximum height level any moos species occur for all tree species. Further we assign angiosperm and gymnosperm to the generate the tree-class parameter. </text:span><text:span text:style-name="T13">Nur mit tree type geht das doch garnicht? 9 klassen gegen 3 höhen testen, was soll da der cor wert auch aussagen, es gibt ja keine skala für treetyp nur für treeclass. </text:span><text:span text:style-name="T8">Than we used the cor.test with the pearson method to test if there is a correlation between the the treeclass and the maximum height level of epipythes.</text:span></text:p>
      <text:p text:style-name="P13"> </text:p>
      <text:p text:style-name="P7">Results cor test </text:p>
      <text:p text:style-name="P13"> </text:p>
      <text:p text:style-name="P4"><text:bookmark text:name="rstudio_console_output1"/>In total we found nine tree species on our main plots (with their respective amount of subplots): <text:span text:style-name="T28">Fagus sylvatica </text:span>(8), <text:span text:style-name="T28">Quercus petrea cf </text:span>(6), <text:span text:style-name="T28">Picea abies </text:span>(4), <text:span text:style-name="T28">Carpinus betulus </text:span>(2), <text:span text:style-name="T28">Betula pendula </text:span><text:soft-page-break/>(2), <text:span text:style-name="T28">Larix decidua </text:span>(2), <text:span text:style-name="T28">Pseudotsuga menziesii </text:span>(4), <text:span text:style-name="T28">Sorbus aucuparia</text:span> (1) and <text:span text:style-name="T28">Acer spec</text:span> (1). <text:span text:style-name="T39">We hypothised that there is a correlation between the tree typ and the maximum height of epiphytes. We hypothised that on angiosperm tree species epipyht moos reaches higher elevation than on angiosperm.</text:span> Except on one <text:span text:style-name="T28">Larix decidua</text:span> gymnosperms only have epiphytes up to one meter while on angiosperms moos species typically reaches up to two meters. The correlation between the tree class and the maximal height of epiphytes delivers a correlation value of -0.6111822 </text:p>
      <text:p text:style-name="P4"><text:bookmark text:name="rstudio_console_output"/>With a p-value of 0.0004283. With this result we can conclude our hypothesis that angiosperm have epiphytes in higher elevations.</text:p>
      <text:p text:style-name="P13"> </text:p>
      <text:p text:style-name="P13">“<text:span text:style-name="T2">Results cor test environmental parameters”</text:span></text:p>
      <text:p text:style-name="P4">We could not find any significant correlations between the species richness or total coverage and the tested variables (see fig)</text:p>
      <text:p text:style-name="P1"> </text:p>
      <table:table table:name="Tabelle3" table:style-name="Tabelle3">
        <table:table-column table:style-name="Tabelle3.A" table:number-columns-repeated="4"/>
        <table:table-row>
          <table:table-cell table:style-name="Tabelle3.A1" office:value-type="string">
            <text:p text:style-name="P24">Variable 1</text:p>
          </table:table-cell>
          <table:table-cell table:style-name="Tabelle3.A1" office:value-type="string">
            <text:p text:style-name="P24">Variable 2</text:p>
          </table:table-cell>
          <table:table-cell table:style-name="Tabelle3.A1" office:value-type="string">
            <text:p text:style-name="P26">Cor. value</text:p>
          </table:table-cell>
          <table:table-cell table:style-name="Tabelle3.D1" office:value-type="string">
            <text:p text:style-name="P26">P-value</text:p>
          </table:table-cell>
        </table:table-row>
        <table:table-row>
          <table:table-cell table:style-name="Tabelle3.A2" office:value-type="string">
            <text:p text:style-name="P25">Richness</text:p>
          </table:table-cell>
          <table:table-cell table:style-name="Tabelle3.A2" office:value-type="string">
            <text:p text:style-name="P25">Tree layer coverage</text:p>
          </table:table-cell>
          <table:table-cell table:style-name="Tabelle3.A2" office:value-type="string">
            <text:p text:style-name="P25"><text:bookmark text:name="rstudio_console_output2"/>0.0509392</text:p>
          </table:table-cell>
          <table:table-cell table:style-name="Tabelle3.D2" office:value-type="string">
            <text:p text:style-name="P22"> <text:span text:style-name="T2">0.8409</text:span></text:p>
          </table:table-cell>
        </table:table-row>
        <table:table-row>
          <table:table-cell table:style-name="Tabelle3.A2" office:value-type="string">
            <text:p text:style-name="P25">Richness</text:p>
          </table:table-cell>
          <table:table-cell table:style-name="Tabelle3.A2" office:value-type="string">
            <text:p text:style-name="P25">Scrub layer coverage</text:p>
          </table:table-cell>
          <table:table-cell table:style-name="Tabelle3.A2" office:value-type="string">
            <text:p text:style-name="P25"><text:bookmark text:name="rstudio_console_output4"/>-0.5039678</text:p>
          </table:table-cell>
          <table:table-cell table:style-name="Tabelle3.D2" office:value-type="string">
            <text:p text:style-name="P25">0.03297</text:p>
          </table:table-cell>
        </table:table-row>
        <table:table-row>
          <table:table-cell table:style-name="Tabelle3.A2" office:value-type="string">
            <text:p text:style-name="P25">Richness</text:p>
          </table:table-cell>
          <table:table-cell table:style-name="Tabelle3.A2" office:value-type="string">
            <text:p text:style-name="P22"><text:span text:style-name="T2">Herb layer </text:span><text:span text:style-name="T1">coverage</text:span></text:p>
          </table:table-cell>
          <table:table-cell table:style-name="Tabelle3.A2" office:value-type="string">
            <text:p text:style-name="P23"><text:bookmark text:name="rstudio_console_output6"/>-0.09983415</text:p>
          </table:table-cell>
          <table:table-cell table:style-name="Tabelle3.D2" office:value-type="string">
            <text:p text:style-name="P23">0.6935</text:p>
          </table:table-cell>
        </table:table-row>
        <table:table-row>
          <table:table-cell table:style-name="Tabelle3.A2" office:value-type="string">
            <text:p text:style-name="P23">Richness</text:p>
          </table:table-cell>
          <table:table-cell table:style-name="Tabelle3.A2" office:value-type="string">
            <text:p text:style-name="P23">Tree species</text:p>
          </table:table-cell>
          <table:table-cell table:style-name="Tabelle3.A2" office:value-type="string">
            <text:p text:style-name="P23"><text:bookmark text:name="rstudio_console_output8"/>-0.396783 </text:p>
          </table:table-cell>
          <table:table-cell table:style-name="Tabelle3.D2" office:value-type="string">
            <text:p text:style-name="P23">0.103</text:p>
          </table:table-cell>
        </table:table-row>
        <table:table-row>
          <table:table-cell table:style-name="Tabelle3.A2" office:value-type="string">
            <text:p text:style-name="P23">Richness</text:p>
          </table:table-cell>
          <table:table-cell table:style-name="Tabelle3.A2" office:value-type="string">
            <text:p text:style-name="P23">Tree class</text:p>
          </table:table-cell>
          <table:table-cell table:style-name="Tabelle3.A2" office:value-type="string">
            <text:p text:style-name="P23"><text:bookmark text:name="rstudio_console_output10"/>-0.3476427</text:p>
          </table:table-cell>
          <table:table-cell table:style-name="Tabelle3.D2" office:value-type="string">
            <text:p text:style-name="P23">0.1575</text:p>
          </table:table-cell>
        </table:table-row>
        <table:table-row>
          <table:table-cell table:style-name="Tabelle3.A2" office:value-type="string">
            <text:p text:style-name="P23">Total coverage</text:p>
          </table:table-cell>
          <table:table-cell table:style-name="Tabelle3.A2" office:value-type="string">
            <text:p text:style-name="P23">Tree layer coverage</text:p>
          </table:table-cell>
          <table:table-cell table:style-name="Tabelle3.A2" office:value-type="string">
            <text:p text:style-name="P23"><text:bookmark text:name="rstudio_console_output12"/>-0.1783518 </text:p>
          </table:table-cell>
          <table:table-cell table:style-name="Tabelle3.D2" office:value-type="string">
            <text:p text:style-name="P23">0.4789</text:p>
          </table:table-cell>
        </table:table-row>
        <table:table-row>
          <table:table-cell table:style-name="Tabelle3.A2" office:value-type="string">
            <text:p text:style-name="P23">Total coverage</text:p>
          </table:table-cell>
          <table:table-cell table:style-name="Tabelle3.A2" office:value-type="string">
            <text:p text:style-name="P23">Scrub layer coverage</text:p>
          </table:table-cell>
          <table:table-cell table:style-name="Tabelle3.A2" office:value-type="string">
            <text:p text:style-name="P23"><text:bookmark text:name="rstudio_console_output14"/>0.03294554 </text:p>
          </table:table-cell>
          <table:table-cell table:style-name="Tabelle3.D2" office:value-type="string">
            <text:p text:style-name="P23">0.8967</text:p>
          </table:table-cell>
        </table:table-row>
        <table:table-row>
          <table:table-cell table:style-name="Tabelle3.A2" office:value-type="string">
            <text:p text:style-name="P23">Total coverage</text:p>
          </table:table-cell>
          <table:table-cell table:style-name="Tabelle3.A2" office:value-type="string">
            <text:p text:style-name="P23">Herb layer coverage</text:p>
          </table:table-cell>
          <table:table-cell table:style-name="Tabelle3.A2" office:value-type="string">
            <text:p text:style-name="P23"><text:bookmark text:name="rstudio_console_output16"/>0.08304375</text:p>
          </table:table-cell>
          <table:table-cell table:style-name="Tabelle3.D2" office:value-type="string">
            <text:p text:style-name="P23">0.7432</text:p>
          </table:table-cell>
        </table:table-row>
        <table:table-row>
          <table:table-cell table:style-name="Tabelle3.A2" office:value-type="string">
            <text:p text:style-name="P23">Total coverage</text:p>
          </table:table-cell>
          <table:table-cell table:style-name="Tabelle3.A2" office:value-type="string">
            <text:p text:style-name="P23">Tree species</text:p>
          </table:table-cell>
          <table:table-cell table:style-name="Tabelle3.A2" office:value-type="string">
            <text:p text:style-name="P23"><text:bookmark text:name="rstudio_console_output18"/>0.1318336 </text:p>
          </table:table-cell>
          <table:table-cell table:style-name="Tabelle3.D2" office:value-type="string">
            <text:p text:style-name="P23">0.6021</text:p>
          </table:table-cell>
        </table:table-row>
        <table:table-row>
          <table:table-cell table:style-name="Tabelle3.A2" office:value-type="string">
            <text:p text:style-name="P23">Total coverage</text:p>
          </table:table-cell>
          <table:table-cell table:style-name="Tabelle3.A2" office:value-type="string">
            <text:p text:style-name="P23">Tree class</text:p>
          </table:table-cell>
          <table:table-cell table:style-name="Tabelle3.A2" office:value-type="string">
            <text:p text:style-name="P23"><text:bookmark text:name="rstudio_console_output20"/>-0.2634893 </text:p>
          </table:table-cell>
          <table:table-cell table:style-name="Tabelle3.D2" office:value-type="string">
            <text:p text:style-name="P23">0.2908</text:p>
          </table:table-cell>
        </table:table-row>
      </table:table>
      <text:p text:style-name="P2">Tab. 2: </text:p>
      <text:p text:style-name="P1"> </text:p>
      <text:p text:style-name="P3">4. Results </text:p>
      <text:p text:style-name="P9">Basisdaten zu Moosen in Caldern</text:p>
      <text:p text:style-name="P4">For the Caldern Forest we found 32 different Moos-species in total within the soil, deadwood and epiphyte substrates <text:span text:style-name="T33">(see fig.x).</text:span> The soil and epiphyte substrates contain 18 different species each and the deadwood substrate has the highest diversity with 21 species. Most common Species within the main plots is <text:span text:style-name="T28">Hypnum cupressiforme</text:span> which is further the most common species by occurrence on plots on deadwood (94%) and epiphyte (100%). On soil the most common species is <text:span text:style-name="T28">Polytrichum formosum</text:span> (71%).</text:p>
      <text:p text:style-name="P4"><text:soft-page-break/>In total we found 32 different moos species in the study area based on our sampling design. Most common species overall is <text:span text:style-name="T28">Hypnum cupressiforme</text:span> occurring on every main plot (18/18) with the far highest dominance in total coverage (see fig). Further common species are: <text:span text:style-name="T28">Brachyothecium rutabulum</text:span> (15/18), <text:span text:style-name="T28">Dicranum scoparium</text:span> (12/18), <text:span text:style-name="T28">Politrichum formosum</text:span> (11/18) and <text:span text:style-name="T28">Orthotrichum affine </text:span>(11/18). For the soil subplots <text:span text:style-name="T28">Politrichum formosum</text:span> (10/14), <text:span text:style-name="T28">Brachyothecium rutabulum </text:span>(8/14) and <text:span text:style-name="T28">Atrichum undulatum </text:span>(8/14) represent the most common species and with their respective total coverage this is the typical composition on soil in the study area. While <text:span text:style-name="T28">Hypnum cupressiforme</text:span> occurred very rare on soil compared to the other substrates (3/14) it is the most common species on deadwood (17/18) and epiphyte (30/30) subplots. Typical compositions on deadwood are <text:span text:style-name="T28">Hypnum cupressiforme </text:span>(17/18), <text:span text:style-name="T28">Brachyothecium rutabulum </text:span>(12/18) <text:span text:style-name="T28">and Dicranum scoparium </text:span>(9/18). The epiphyte subplots show a high amount of species occurring only on very few plots compared to the other substrates. Again <text:span text:style-name="T28">Hypnum cupressiforme </text:span>(30/30), <text:span text:style-name="T28">Brachyothecium rutabulum </text:span>(14/30) represent the typical species along with <text:span text:style-name="T28">Orthotichum affine </text:span>(11/30).</text:p>
      <text:p text:style-name="P4"><text:bookmark text:name="rstudio_console_output3"/>Some species only occur on a single substrate others on two or on all tree. Only on soil subplots occurred: <text:span text:style-name="T28">Hylocomium splendens, Plagiomnium affine cf , Plagiomnium undulatum</text:span>, <text:span text:style-name="T28">Pleurozium schreberi </text:span>and <text:span text:style-name="T28">Rhizomnium punctatum</text:span>. On deadwood subplots <text:span text:style-name="T28">Dicranella heteromalla</text:span> and <text:span text:style-name="T28">Ditrichum heteromalla cf</text:span> and on epiphyte respectively <text:span text:style-name="T28">Bryum capillare, Frullania dilatata, Metzgeria simplex, Scapania nemorosa cf, Ulota crispa</text:span> and <text:span text:style-name="T40">x.</text:span><text:span text:style-name="T38"> </text:span>Some typical epiphytes like <text:span text:style-name="T28">Orthotricum affine</text:span> and respectively typical terrestrial species like <text:span text:style-name="T28">Polytrichum</text:span> are missing in this lists because they occur on deadwood to. With the deadwood substrate combined to soil and epiphyte we receive a list that more likely represent the typical compositions seen in the field. For terrestrial species (not occurring as epiphytes) there are<text:span text:style-name="T41"> </text:span><text:span text:style-name="T30">Atrichum undulatum Eurhynchium praelongum Herzogiella seligeri </text:span></text:p>
      <text:p text:style-name="P17"> <text:span text:style-name="T6">[4] Hylocomium splendens      Plagiomnium affine         Plagiomnium affine cf.    </text:span></text:p>
      <text:p text:style-name="P13"><text:span text:style-name="T41"> </text:span><text:span text:style-name="T12">[7] Plagiomnium undulatum      Pleurozium schreberi       Polytrichum formosum      </text:span></text:p>
      <text:p text:style-name="P13"><text:bookmark text:name="rstudio_console_output5"/><text:span text:style-name="T7">[10] Rhizomnium punctatum       Rhytidiadelphus squarrosus Scleropodium purum</text:span><text:span text:style-name="T41">    </text:span><text:span text:style-name="T9">and for epiphytes (not occurring on soil):  [1] </text:span><text:span text:style-name="T7">Bryum capillare         Ceratodon purpureus     Frullania dilatata     Metzgeria furcata      </text:span></text:p>
      <text:p text:style-name="P17"> <text:span text:style-name="T2">[5] </text:span><text:span text:style-name="T6">Metzgeria simplex       Orthodicranum montanum Orthotrichum affine     Plagiothecium laetum</text:span><text:span text:style-name="T2">   </text:span></text:p>
      <text:p text:style-name="P13"><text:span text:style-name="T41"> </text:span><text:span text:style-name="T9">[9] </text:span><text:span text:style-name="T7">Scapania nemorosa cf.   Thuidium tamariscinum   Ulota crispa </text:span>          <text:span text:style-name="T40"> </text:span><text:span text:style-name="T10">"x"</text:span><text:span text:style-name="T2">  </text:span></text:p>
      <text:p text:style-name="P13"> </text:p>
      <text:p text:style-name="P10">(hier noch nicht auf deadwood als übergang eingehen?)</text:p>
      <text:p text:style-name="P1"> </text:p>
      <text:p text:style-name="P8">TODO:</text:p>
      <text:p text:style-name="P8">artenliste von hand verschieben Methode und result</text:p>
      <text:p text:style-name="P1"><text:span text:style-name="T14">MVS </text:span><text:span text:style-name="T11">Methode und result</text:span></text:p>
      <text:p text:style-name="P5">Literature</text:p>
      <text:p text:style-name="P1"><text:soft-page-break/> </text:p>
      <text:p text:style-name="P1"> </text:p>
      <text:p text:style-name="P18"> </text:p>
      <text:p text:style-name="P18"> </text:p>
      <text:p text:style-name="P1">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00H00M35S</meta:editing-duration>
    <meta:editing-cycles>2</meta:editing-cycles>
    <meta:generator>OpenOffice/4.1.7$Win32 OpenOffice.org_project/417m1$Build-9800</meta:generator>
    <dc:date>2020-02-01T18:05:56.38</dc:date>
    <meta:document-statistic meta:table-count="3" meta:image-count="1" meta:object-count="0" meta:page-count="10" meta:paragraph-count="182" meta:word-count="3380" meta:character-count="21499"/>
    <meta:user-defined meta:name="Info 1"/>
    <meta:user-defined meta:name="Info 2"/>
    <meta:user-defined meta:name="Info 3"/>
    <meta:user-defined meta:name="Info 4"/>
  </office:meta>
</office:document-meta>
</file>